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083" officeooo:paragraph-rsid="00127083"/>
    </style:style>
    <style:style style:name="P2" style:family="paragraph" style:parent-style-name="Standard">
      <style:text-properties officeooo:rsid="00218c96" officeooo:paragraph-rsid="00237789"/>
    </style:style>
    <style:style style:name="P3" style:family="paragraph" style:parent-style-name="Standard" style:list-style-name="L1">
      <style:text-properties officeooo:paragraph-rsid="00127083"/>
    </style:style>
    <style:style style:name="P4" style:family="paragraph" style:parent-style-name="Standard" style:list-style-name="L1">
      <style:text-properties officeooo:paragraph-rsid="00143644"/>
    </style:style>
    <style:style style:name="P5" style:family="paragraph" style:parent-style-name="Standard" style:list-style-name="L1">
      <style:text-properties officeooo:paragraph-rsid="00161781"/>
    </style:style>
    <style:style style:name="P6" style:family="paragraph" style:parent-style-name="Standard" style:list-style-name="L1">
      <style:text-properties officeooo:paragraph-rsid="00237789"/>
    </style:style>
    <style:style style:name="P7" style:family="paragraph" style:parent-style-name="Standard" style:list-style-name="L1">
      <style:text-properties officeooo:rsid="00127083" officeooo:paragraph-rsid="00143644"/>
    </style:style>
    <style:style style:name="P8" style:family="paragraph" style:parent-style-name="Standard" style:list-style-name="L1">
      <style:text-properties officeooo:rsid="00156b5b" officeooo:paragraph-rsid="00156b5b"/>
    </style:style>
    <style:style style:name="P9" style:family="paragraph" style:parent-style-name="Standard" style:list-style-name="L1">
      <style:text-properties officeooo:rsid="00161781" officeooo:paragraph-rsid="00161781"/>
    </style:style>
    <style:style style:name="P10" style:family="paragraph" style:parent-style-name="Standard" style:list-style-name="L1">
      <style:text-properties officeooo:rsid="00190dbc" officeooo:paragraph-rsid="00190dbc"/>
    </style:style>
    <style:style style:name="P11" style:family="paragraph" style:parent-style-name="Standard" style:list-style-name="L2">
      <style:text-properties officeooo:rsid="00237789" officeooo:paragraph-rsid="002ad929"/>
    </style:style>
    <style:style style:name="P12" style:family="paragraph" style:parent-style-name="Standard" style:list-style-name="L2">
      <style:text-properties officeooo:rsid="00237789" officeooo:paragraph-rsid="00237789"/>
    </style:style>
    <style:style style:name="P13" style:family="paragraph" style:parent-style-name="Standard" style:list-style-name="L2">
      <style:text-properties officeooo:rsid="002beafd" officeooo:paragraph-rsid="002beafd"/>
    </style:style>
    <style:style style:name="P14" style:family="paragraph" style:parent-style-name="Standard" style:list-style-name="L2">
      <style:text-properties officeooo:rsid="002d3a09" officeooo:paragraph-rsid="002d3a09"/>
    </style:style>
    <style:style style:name="P15" style:family="paragraph" style:parent-style-name="Standard" style:list-style-name="L2">
      <style:text-properties officeooo:rsid="002ed876" officeooo:paragraph-rsid="002ed876"/>
    </style:style>
    <style:style style:name="P16" style:family="paragraph" style:parent-style-name="Standard" style:list-style-name="L2">
      <style:text-properties officeooo:rsid="0031c430" officeooo:paragraph-rsid="00319d81"/>
    </style:style>
    <style:style style:name="P17" style:family="paragraph" style:parent-style-name="Standard" style:list-style-name="L2">
      <style:text-properties officeooo:rsid="00272244" officeooo:paragraph-rsid="00272244"/>
    </style:style>
    <style:style style:name="P18" style:family="paragraph" style:parent-style-name="Standard" style:list-style-name="L2">
      <style:text-properties officeooo:rsid="0028ebd7" officeooo:paragraph-rsid="0028ebd7"/>
    </style:style>
    <style:style style:name="P19" style:family="paragraph" style:parent-style-name="Standard" style:list-style-name="L2">
      <style:text-properties officeooo:rsid="00349dca" officeooo:paragraph-rsid="00349dca"/>
    </style:style>
    <style:style style:name="P20" style:family="paragraph" style:parent-style-name="Standard">
      <style:text-properties fo:font-style="italic" style:text-underline-style="solid" style:text-underline-width="auto" style:text-underline-color="font-color" officeooo:rsid="00237789" officeooo:paragraph-rsid="00237789" style:font-style-asian="italic" style:font-style-complex="italic"/>
    </style:style>
    <style:style style:name="P21" style:family="paragraph" style:parent-style-name="Standard">
      <style:text-properties fo:font-style="italic" style:text-underline-style="solid" style:text-underline-width="auto" style:text-underline-color="font-color" officeooo:rsid="00127083" officeooo:paragraph-rsid="00127083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127083" officeooo:paragraph-rsid="00127083" style:font-size-asian="16pt" style:font-weight-asian="bold" style:font-size-complex="16pt" style:font-weight-complex="bold"/>
    </style:style>
    <style:style style:name="T1" style:family="text">
      <style:text-properties officeooo:rsid="00127083"/>
    </style:style>
    <style:style style:name="T2" style:family="text">
      <style:text-properties officeooo:rsid="00143644"/>
    </style:style>
    <style:style style:name="T3" style:family="text">
      <style:text-properties officeooo:rsid="00156b5b"/>
    </style:style>
    <style:style style:name="T4" style:family="text">
      <style:text-properties officeooo:rsid="0017a8db"/>
    </style:style>
    <style:style style:name="T5" style:family="text">
      <style:text-properties officeooo:rsid="00184a2b"/>
    </style:style>
    <style:style style:name="T6" style:family="text">
      <style:text-properties officeooo:rsid="001a89d0"/>
    </style:style>
    <style:style style:name="T7" style:family="text">
      <style:text-properties officeooo:rsid="001c7498"/>
    </style:style>
    <style:style style:name="T8" style:family="text">
      <style:text-properties officeooo:rsid="001e2189"/>
    </style:style>
    <style:style style:name="T9" style:family="text">
      <style:text-properties officeooo:rsid="00218c96"/>
    </style:style>
    <style:style style:name="T10" style:family="text">
      <style:text-properties officeooo:rsid="00237789"/>
    </style:style>
    <style:style style:name="T11" style:family="text">
      <style:text-properties officeooo:rsid="00272244"/>
    </style:style>
    <style:style style:name="T12" style:family="text">
      <style:text-properties officeooo:rsid="003245cc"/>
    </style:style>
    <style:style style:name="T13" style:family="text">
      <style:text-properties officeooo:rsid="00349d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ystème ECU Moto « <text:span text:style-name="T12">ecuBiker »</text:span></text:p>
      <text:p text:style-name="P1"/>
      <text:p text:style-name="P1"/>
      <text:p text:style-name="P1"/>
      <text:p text:style-name="P21">Fonctio<text:span text:style-name="T4">ns au guidon</text:span>:</text:p>
      <text:list xml:id="list240576021" text:style-name="L1">
        <text:list-item>
          <text:p text:style-name="P3"><text:span text:style-name="T1">6 boutons poussoir </text:span><text:span text:style-name="T5">coté</text:span><text:span text:style-name="T1"> gauche.</text:span></text:p>
          <text:list>
            <text:list-item>
              <text:p text:style-name="P4"><text:span text:style-name="T2">Clignot</text:span><text:span text:style-name="T6">ant</text:span><text:span text:style-name="T2"> </text:span><text:span text:style-name="T7">G</text:span><text:span text:style-name="T2">auche</text:span></text:p>
            </text:list-item>
            <text:list-item>
              <text:p text:style-name="P7"><text:span text:style-name="T2">Clignot</text:span><text:span text:style-name="T6">ant</text:span><text:span text:style-name="T2"> Droit</text:span></text:p>
            </text:list-item>
            <text:list-item>
              <text:p text:style-name="P8">Klaxon</text:p>
            </text:list-item>
            <text:list-item>
              <text:p text:style-name="P5"><text:span text:style-name="T8">Appel</text:span><text:span text:style-name="T3">/Plein phare</text:span></text:p>
            </text:list-item>
            <text:list-item>
              <text:p text:style-name="P9">Start</text:p>
            </text:list-item>
          </text:list>
        </text:list-item>
        <text:list-item>
          <text:p text:style-name="P3"><text:span text:style-name="T1">1 bouton poussoir « frein » </text:span><text:span text:style-name="T5">coté</text:span><text:span text:style-name="T1"> droit</text:span></text:p>
        </text:list-item>
        <text:list-item>
          <text:p text:style-name="P10">1 afficheur OLED</text:p>
          <text:list>
            <text:list-item>
              <text:p text:style-name="P10">Vitesse</text:p>
            </text:list-item>
            <text:list-item>
              <text:p text:style-name="P10"><text:span text:style-name="T6">Kilomètres</text:span> journalier</text:p>
            </text:list-item>
            <text:list-item>
              <text:p text:style-name="P10"><text:span text:style-name="T6">Kilomètres</text:span> total</text:p>
            </text:list-item>
            <text:list-item>
              <text:p text:style-name="P6"><text:span text:style-name="T10">Témoins</text:span><text:span text:style-name="T9"> : Clignotant, Phares, Huile, </text:span><text:span text:style-name="T11">point mort</text:span></text:p>
            </text:list-item>
          </text:list>
          <text:p text:style-name="P6"/>
        </text:list-item>
      </text:list>
      <text:p text:style-name="P20">Fonctions sous la selle :</text:p>
      <text:list xml:id="list2847515346" text:style-name="L2">
        <text:list-item>
          <text:p text:style-name="P11">Clé RFID pour dés-activation Système</text:p>
        </text:list-item>
        <text:list-item>
          <text:p text:style-name="P12">Alarme</text:p>
        </text:list-item>
        <text:list-item>
          <text:p text:style-name="P12">Arrêt automatique des clignotants</text:p>
        </text:list-item>
        <text:list-item>
          <text:p text:style-name="P13">Commandes :</text:p>
          <text:list>
            <text:list-item>
              <text:p text:style-name="P13">Clignotant Gauche</text:p>
            </text:list-item>
            <text:list-item>
              <text:p text:style-name="P13">Clignotant Droit</text:p>
            </text:list-item>
            <text:list-item>
              <text:p text:style-name="P14"><text:span text:style-name="T13">Plein p</text:span>hare</text:p>
            </text:list-item>
            <text:list-item>
              <text:p text:style-name="P19">Feux de croisements</text:p>
            </text:list-item>
            <text:list-item>
              <text:p text:style-name="P15">Frein</text:p>
            </text:list-item>
            <text:list-item>
              <text:p text:style-name="P13">Klaxon</text:p>
            </text:list-item>
            <text:list-item>
              <text:p text:style-name="P16">Démarrage</text:p>
            </text:list-item>
          </text:list>
        </text:list-item>
        <text:list-item>
          <text:p text:style-name="P17">Capteurs :</text:p>
          <text:list>
            <text:list-item>
              <text:p text:style-name="P17">pression huile</text:p>
            </text:list-item>
            <text:list-item>
              <text:p text:style-name="P17">Point mort</text:p>
            </text:list-item>
            <text:list-item>
              <text:p text:style-name="P18">vitesse</text:p>
              <text:p text:style-name="P17"/>
            </text:list-item>
          </text:list>
        </text:list-item>
      </text:list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8T09:10:18.569000000</meta:creation-date>
    <dc:date>2020-03-03T09:34:19.482000000</dc:date>
    <meta:editing-duration>PT15H56M9S</meta:editing-duration>
    <meta:editing-cycles>30</meta:editing-cycles>
    <meta:generator>LibreOffice/6.4.0.3$Windows_x86 LibreOffice_project/b0a288ab3d2d4774cb44b62f04d5d28733ac6df8</meta:generator>
    <meta:document-statistic meta:table-count="0" meta:image-count="0" meta:object-count="0" meta:page-count="1" meta:paragraph-count="33" meta:word-count="110" meta:character-count="551" meta:non-whitespace-character-count="499"/>
  </office:meta>
</office:document-meta>
</file>